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e4e1" draw:secondary-fill-color="#d4ea6b" draw:opacity="10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" style:font-size-complex="36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solid" svg:stroke-width="0.53mm" svg:stroke-color="#808080" draw:marker-start="" draw:marker-start-width="3.4mm" draw:marker-start-center="false" draw:marker-end="" draw:marker-end-width="3.4mm" draw:marker-end-center="false" draw:stroke-linejoin="miter" draw:fill="solid" draw:fill-color="#ffe4e1" draw:secondary-fill-color="#d4ea6b" draw:opacity="100%" draw:textarea-horizontal-align="center" draw:textarea-vertical-align="middle" draw:auto-grow-height="false" draw:fit-to-size="false" style:shrink-to-fit="false" fo:min-height="11.15mm" fo:min-width="32.01mm" fo:padding-top="4.99mm" fo:padding-bottom="10mm" fo:padding-left="14.99mm" fo:padding-right="20mm" fo:wrap-option="wrap" draw:shadow="hidden" draw:shadow-offset-x="0.71mm" draw:shadow-offset-y="0.71mm" draw:shadow-color="#808080" draw:shadow-opacity="100%" style:writing-mode="lr-tb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Distance" draw:style-name="gr1" draw:text-style-name="P2" svg:width="62.01mm" svg:height="31.12mm" svg:x="31.73mm" svg:y="27.94mm"><text:p text:style-name="P1"><text:span text:style-name="T1">Distance</text:span></text:p>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10mm 0" draw:extrusion-viewpoint="(34.72mm -34.72mm 250m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ype="fontwork-chevron-up" draw:modifiers="8737.90368271955" draw:enhanced-path="M 0 ?f0 L 10800 0 21600 ?f0 N M 0 21600 L 10800 ?f1 21600 21600 N"><draw:equation draw:name="f0" draw:formula="$0 "/><draw:equation draw:name="f1" draw:formula="21600-$0 "/><draw:handle draw:handle-position="left $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0:17:47.323000000</meta:creation-date>
    <dc:title>DinA6 quer</dc:title>
    <meta:editing-duration>PT1H9M8S</meta:editing-duration>
    <meta:editing-cycles>5</meta:editing-cycles>
    <meta:generator>LibreOfficeDev/7.6.0.0.alpha0$Windows_X86_64 LibreOffice_project/9d44236a62bf59d120dda89924d0d1407b2bd52b</meta:generator>
    <meta:initial-creator>Regina Henschel</meta:initial-creator>
    <dc:date>2023-02-21T11:26:54.264000000</dc:date>
    <dc:creator>Regina Henschel</dc:cre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DinA6 quer" xlink:href="../../../Apps/LODevInstalled_en_user/user/template/DinA6%20quer.ott" meta:date="2023-02-21T10:17:45.339000000"/>
  </office:meta>
</office:document-meta>
</file>